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512cm" style:rel-column-width="9361*"/>
    </style:style>
    <style:style style:name="Table2.B" style:family="table-column">
      <style:table-column-properties style:column-width="2.514cm" style:rel-column-width="9363*"/>
    </style:style>
    <style:style style:name="Table2.C" style:family="table-column">
      <style:table-column-properties style:column-width="2.514cm" style:rel-column-width="9362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paragraph-rsid="001765d9" style:font-weight-asian="bold" style:font-weight-complex="bold"/>
    </style:style>
    <style:style style:name="P2" style:family="paragraph" style:parent-style-name="Standard">
      <style:text-properties fo:font-weight="bold" officeooo:rsid="0017f962" officeooo:paragraph-rsid="0017f962" style:font-weight-asian="bold" style:font-weight-complex="bold"/>
    </style:style>
    <style:style style:name="P3" style:family="paragraph" style:parent-style-name="Standard">
      <style:text-properties fo:font-weight="bold" officeooo:rsid="0017f962" officeooo:paragraph-rsid="001a25d4" style:font-weight-asian="bold" style:font-weight-complex="bold"/>
    </style:style>
    <style:style style:name="P4" style:family="paragraph" style:parent-style-name="Standard">
      <style:text-properties fo:font-weight="bold" officeooo:rsid="00183258" officeooo:paragraph-rsid="00183258" style:font-weight-asian="bold" style:font-weight-complex="bold"/>
    </style:style>
    <style:style style:name="P5" style:family="paragraph" style:parent-style-name="Standard">
      <style:text-properties fo:font-weight="bold" officeooo:rsid="001a25d4" officeooo:paragraph-rsid="001a25d4" style:font-weight-asian="bold" style:font-weight-complex="bold"/>
    </style:style>
    <style:style style:name="P6" style:family="paragraph" style:parent-style-name="Standard">
      <style:text-properties fo:font-weight="bold" officeooo:rsid="001ca59e" officeooo:paragraph-rsid="001ca59e" style:font-weight-asian="bold" style:font-weight-complex="bold"/>
    </style:style>
    <style:style style:name="P7" style:family="paragraph" style:parent-style-name="Standard">
      <style:text-properties fo:font-weight="bold" officeooo:rsid="001ca59e" officeooo:paragraph-rsid="0023f4b6" style:font-weight-asian="bold" style:font-weight-complex="bold"/>
    </style:style>
    <style:style style:name="P8" style:family="paragraph" style:parent-style-name="Standard">
      <style:text-properties fo:font-weight="bold" officeooo:rsid="001ca59e" officeooo:paragraph-rsid="0029e5b6" style:font-weight-asian="bold" style:font-weight-complex="bold"/>
    </style:style>
    <style:style style:name="P9" style:family="paragraph" style:parent-style-name="Standard">
      <style:text-properties fo:font-weight="bold" officeooo:paragraph-rsid="003027f2" style:font-weight-asian="bold" style:font-weight-complex="bold"/>
    </style:style>
    <style:style style:name="P10" style:family="paragraph" style:parent-style-name="Standard">
      <style:text-properties fo:font-weight="bold" officeooo:rsid="0005bcfe" officeooo:paragraph-rsid="0017421d" style:font-weight-asian="bold" style:font-weight-complex="bold"/>
    </style:style>
    <style:style style:name="P11" style:family="paragraph" style:parent-style-name="Standard">
      <style:text-properties fo:font-size="22pt" fo:font-weight="bold" officeooo:paragraph-rsid="0017421d" style:font-weight-asian="bold" style:font-weight-complex="bold"/>
    </style:style>
    <style:style style:name="P12" style:family="paragraph" style:parent-style-name="Standard">
      <style:text-properties fo:font-weight="normal" officeooo:paragraph-rsid="001765d9" style:font-weight-asian="normal" style:font-weight-complex="normal"/>
    </style:style>
    <style:style style:name="P13" style:family="paragraph" style:parent-style-name="Standard">
      <style:text-properties fo:font-weight="normal" officeooo:rsid="0017f962" officeooo:paragraph-rsid="0017f962" style:font-weight-asian="normal" style:font-weight-complex="normal"/>
    </style:style>
    <style:style style:name="P14" style:family="paragraph" style:parent-style-name="Standard">
      <style:text-properties fo:font-weight="normal" officeooo:rsid="0017f962" officeooo:paragraph-rsid="001a25d4" style:font-weight-asian="normal" style:font-weight-complex="normal"/>
    </style:style>
    <style:style style:name="P15" style:family="paragraph" style:parent-style-name="Standard">
      <style:text-properties fo:font-weight="normal" officeooo:rsid="0017f962" officeooo:paragraph-rsid="001a66d0" style:font-weight-asian="normal" style:font-weight-complex="normal"/>
    </style:style>
    <style:style style:name="P16" style:family="paragraph" style:parent-style-name="Standard">
      <style:text-properties fo:font-weight="normal" officeooo:rsid="0017f962" officeooo:paragraph-rsid="003027f2" style:font-weight-asian="normal" style:font-weight-complex="normal"/>
    </style:style>
    <style:style style:name="P17" style:family="paragraph" style:parent-style-name="Standard">
      <style:text-properties fo:font-weight="normal" officeooo:rsid="00183258" officeooo:paragraph-rsid="001a25d4" style:font-weight-asian="normal" style:font-weight-complex="normal"/>
    </style:style>
    <style:style style:name="P18" style:family="paragraph" style:parent-style-name="Standard">
      <style:text-properties fo:font-weight="normal" officeooo:rsid="001a25d4" officeooo:paragraph-rsid="001a25d4" style:font-weight-asian="normal" style:font-weight-complex="normal"/>
    </style:style>
    <style:style style:name="P19" style:family="paragraph" style:parent-style-name="Standard">
      <style:text-properties fo:font-weight="normal" officeooo:rsid="001a25d4" officeooo:paragraph-rsid="001a66d0" style:font-weight-asian="normal" style:font-weight-complex="normal"/>
    </style:style>
    <style:style style:name="P20" style:family="paragraph" style:parent-style-name="Standard">
      <style:text-properties fo:font-weight="normal" officeooo:rsid="001b0e2f" officeooo:paragraph-rsid="001b0e2f" style:font-weight-asian="normal" style:font-weight-complex="normal"/>
    </style:style>
    <style:style style:name="P21" style:family="paragraph" style:parent-style-name="Standard">
      <style:text-properties fo:font-weight="normal" officeooo:rsid="001ca59e" officeooo:paragraph-rsid="001ca59e" style:font-weight-asian="normal" style:font-weight-complex="normal"/>
    </style:style>
    <style:style style:name="P22" style:family="paragraph" style:parent-style-name="Standard">
      <style:text-properties fo:font-weight="normal" officeooo:rsid="001ca59e" officeooo:paragraph-rsid="0023f4b6" style:font-weight-asian="normal" style:font-weight-complex="normal"/>
    </style:style>
    <style:style style:name="P23" style:family="paragraph" style:parent-style-name="Standard">
      <style:text-properties fo:font-weight="normal" officeooo:rsid="001ca59e" officeooo:paragraph-rsid="002e339a" style:font-weight-asian="normal" style:font-weight-complex="normal"/>
    </style:style>
    <style:style style:name="P24" style:family="paragraph" style:parent-style-name="Standard">
      <style:text-properties fo:font-weight="normal" officeooo:paragraph-rsid="003027f2" style:font-weight-asian="normal" style:font-weight-complex="normal"/>
    </style:style>
    <style:style style:name="P25" style:family="paragraph" style:parent-style-name="Standard">
      <style:text-properties style:font-name="DejaVu Sans Mono" fo:font-size="8pt" fo:font-weight="normal" officeooo:rsid="001ca59e" officeooo:paragraph-rsid="001ca59e" style:font-weight-asian="normal" style:font-weight-complex="normal"/>
    </style:style>
    <style:style style:name="P26" style:family="paragraph" style:parent-style-name="Standard">
      <style:text-properties style:font-name="DejaVu Sans Mono" fo:font-size="8pt" fo:font-weight="normal" officeooo:rsid="00183258" officeooo:paragraph-rsid="001a25d4" style:font-weight-asian="normal" style:font-weight-complex="normal"/>
    </style:style>
    <style:style style:name="P27" style:family="paragraph" style:parent-style-name="Standard">
      <style:text-properties style:font-name="DejaVu Sans Mono" fo:font-size="8pt" fo:font-weight="normal" officeooo:rsid="00183258" officeooo:paragraph-rsid="00183258" style:font-weight-asian="normal" style:font-weight-complex="normal"/>
    </style:style>
    <style:style style:name="P28" style:family="paragraph" style:parent-style-name="Standard">
      <style:text-properties style:font-name="DejaVu Sans Mono" fo:font-size="8pt" fo:font-weight="normal" officeooo:rsid="001a25d4" officeooo:paragraph-rsid="001a25d4" style:font-weight-asian="normal" style:font-weight-complex="normal"/>
    </style:style>
    <style:style style:name="P29" style:family="paragraph" style:parent-style-name="Standard">
      <style:text-properties style:font-name="DejaVu Sans Mono" fo:font-size="8pt" fo:font-weight="normal" officeooo:rsid="0017f962" officeooo:paragraph-rsid="0017f962" style:font-weight-asian="normal" style:font-weight-complex="normal"/>
    </style:style>
    <style:style style:name="P30" style:family="paragraph" style:parent-style-name="Standard">
      <style:text-properties style:font-name="DejaVu Sans Mono" fo:font-size="8pt" fo:font-weight="normal" officeooo:rsid="0017f962" officeooo:paragraph-rsid="001a25d4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DejaVu Sans Mono" fo:font-size="8pt" fo:font-weight="normal" officeooo:rsid="001ca59e" officeooo:paragraph-rsid="001ca59e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DejaVu Sans Mono" fo:font-size="8pt" fo:font-weight="normal" officeooo:rsid="001ca59e" officeooo:paragraph-rsid="0023f4b6" style:font-size-asian="8pt" style:font-weight-asian="normal" style:font-size-complex="8pt" style:font-weight-complex="normal"/>
    </style:style>
    <style:style style:name="P33" style:family="paragraph" style:parent-style-name="Standard">
      <style:text-properties style:font-name="DejaVu Sans Mono" fo:font-size="8pt" fo:font-weight="normal" officeooo:rsid="001ca59e" officeooo:paragraph-rsid="00253ab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DejaVu Sans Mono" fo:font-size="8pt" fo:font-weight="normal" officeooo:rsid="001ca59e" officeooo:paragraph-rsid="003756a3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DejaVu Sans Mono" fo:font-size="8pt" fo:font-weight="normal" officeooo:rsid="002e3896" officeooo:paragraph-rsid="002e3896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DejaVu Sans Mono" fo:font-size="8pt" fo:font-weight="normal" officeooo:rsid="003756a3" officeooo:paragraph-rsid="003756a3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Liberation Serif" fo:font-size="12pt" fo:font-weight="bold" officeooo:rsid="001ca59e" officeooo:paragraph-rsid="00253ab3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fo:font-weight="bold" officeooo:rsid="001ca59e" officeooo:paragraph-rsid="002a8154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fo:font-weight="bold" officeooo:rsid="001ca59e" officeooo:paragraph-rsid="003027f2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erif" fo:font-size="12pt" fo:font-weight="bold" officeooo:rsid="001ca59e" officeooo:paragraph-rsid="0037018b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" fo:font-size="12pt" fo:font-weight="bold" officeooo:rsid="0031cf23" officeooo:paragraph-rsid="0031cf23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Liberation Serif" fo:font-size="12pt" fo:font-weight="bold" officeooo:rsid="0031cf23" officeooo:paragraph-rsid="0037018b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erif" fo:font-size="12pt" fo:font-weight="bold" officeooo:rsid="00334414" officeooo:paragraph-rsid="00334414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Liberation Serif" fo:font-size="12pt" fo:font-weight="bold" officeooo:rsid="00334414" officeooo:paragraph-rsid="0037018b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Liberation Serif" fo:font-size="12pt" fo:font-weight="normal" officeooo:rsid="001ca59e" officeooo:paragraph-rsid="00253ab3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1ca59e" officeooo:paragraph-rsid="0037018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29e5b6" officeooo:paragraph-rsid="0029e5b6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29e5b6" officeooo:paragraph-rsid="002a8154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17f962" officeooo:paragraph-rsid="003027f2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22pt" fo:font-weight="bold" officeooo:rsid="002ba17f" officeooo:paragraph-rsid="002ba17f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" fo:font-size="22pt" fo:font-weight="bold" officeooo:rsid="001ca59e" officeooo:paragraph-rsid="00253ab3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erif" fo:font-size="22pt" fo:font-weight="normal" officeooo:rsid="0017f962" officeooo:paragraph-rsid="003027f2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22pt" fo:font-weight="bold" officeooo:paragraph-rsid="0017421d" style:font-weight-asian="bold" style:font-weight-complex="bold"/>
    </style:style>
    <style:style style:name="P54" style:family="paragraph" style:parent-style-name="Standard">
      <style:text-properties fo:font-size="22pt" fo:font-weight="bold" officeooo:rsid="001d82f0" officeooo:paragraph-rsid="003d506c" style:font-weight-asian="bold" style:font-weight-complex="bold"/>
    </style:style>
    <style:style style:name="P55" style:family="paragraph" style:parent-style-name="Standard">
      <style:text-properties fo:font-size="12pt" fo:font-weight="normal" officeooo:rsid="001d82f0" officeooo:paragraph-rsid="003d506c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16pt" officeooo:rsid="003a9a80" officeooo:paragraph-rsid="003a9a80" style:font-size-asian="16pt" style:font-size-complex="16pt"/>
    </style:style>
    <style:style style:name="P57" style:family="paragraph" style:parent-style-name="Table_20_Contents">
      <style:text-properties fo:font-size="16pt" officeooo:rsid="00395b1e" officeooo:paragraph-rsid="00395b1e" style:font-size-asian="16pt" style:font-size-complex="16pt"/>
    </style:style>
    <style:style style:name="P58" style:family="paragraph" style:parent-style-name="Table_20_Contents">
      <style:paragraph-properties fo:text-align="start" style:justify-single-word="false"/>
      <style:text-properties fo:font-size="16pt" officeooo:rsid="00395b1e" officeooo:paragraph-rsid="00395b1e" style:font-size-asian="16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fo:font-size="16pt" officeooo:rsid="00395b1e" officeooo:paragraph-rsid="00395b1e" style:font-size-asian="16pt" style:font-size-complex="16pt"/>
    </style:style>
    <style:style style:name="P60" style:family="paragraph" style:parent-style-name="Table_20_Contents">
      <style:text-properties fo:font-size="12pt" officeooo:rsid="001d82f0" officeooo:paragraph-rsid="003d506c" style:font-size-asian="10.5pt" style:font-size-complex="12pt"/>
    </style:style>
    <style:style style:name="P61" style:family="paragraph" style:parent-style-name="Table_20_Contents">
      <style:text-properties fo:font-size="12pt" officeooo:rsid="003d506c" officeooo:paragraph-rsid="003d506c" style:font-size-asian="10.5pt" style:font-size-complex="12pt"/>
    </style:style>
    <style:style style:name="T1" style:family="text">
      <style:text-properties officeooo:rsid="0005bcf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bcfe" style:font-weight-asian="normal" style:font-weight-complex="normal"/>
    </style:style>
    <style:style style:name="T4" style:family="text">
      <style:text-properties fo:font-weight="normal" officeooo:rsid="00063d38" style:font-weight-asian="normal" style:font-weight-complex="normal"/>
    </style:style>
    <style:style style:name="T5" style:family="text">
      <style:text-properties fo:font-weight="normal" officeooo:rsid="0017f962" style:font-weight-asian="normal" style:font-weight-complex="normal"/>
    </style:style>
    <style:style style:name="T6" style:family="text">
      <style:text-properties fo:font-weight="normal" officeooo:rsid="003027f2" style:font-weight-asian="normal" style:font-weight-complex="normal"/>
    </style:style>
    <style:style style:name="T7" style:family="text">
      <style:text-properties fo:font-weight="normal" officeooo:rsid="00334414" style:font-weight-asian="normal" style:font-weight-complex="normal"/>
    </style:style>
    <style:style style:name="T8" style:family="text">
      <style:text-properties fo:font-weight="normal" officeooo:rsid="0033ee02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f962" style:font-weight-asian="bold" style:font-weight-complex="bold"/>
    </style:style>
    <style:style style:name="T11" style:family="text">
      <style:text-properties fo:font-weight="bold" officeooo:rsid="001e6898" style:font-weight-asian="bold" style:font-weight-complex="bold"/>
    </style:style>
    <style:style style:name="T12" style:family="text">
      <style:text-properties officeooo:rsid="0017421d"/>
    </style:style>
    <style:style style:name="T13" style:family="text">
      <style:text-properties officeooo:rsid="00063d38"/>
    </style:style>
    <style:style style:name="T14" style:family="text">
      <style:text-properties officeooo:rsid="00109b91"/>
    </style:style>
    <style:style style:name="T15" style:family="text">
      <style:text-properties style:font-name="Liberation Serif" fo:font-size="12pt" fo:font-weight="bold" officeooo:rsid="000bc624" style:font-weight-asian="bold" style:font-weight-complex="bold"/>
    </style:style>
    <style:style style:name="T16" style:family="text">
      <style:text-properties style:font-name="Liberation Serif" fo:font-size="12pt" fo:font-weight="bold" officeooo:rsid="001765d9" style:font-weight-asian="bold" style:font-weight-complex="bold"/>
    </style:style>
    <style:style style:name="T17" style:family="text">
      <style:text-properties style:font-name="Liberation Serif" fo:font-size="12pt" officeooo:rsid="00109b91"/>
    </style:style>
    <style:style style:name="T18" style:family="text">
      <style:text-properties officeooo:rsid="001765d9"/>
    </style:style>
    <style:style style:name="T19" style:family="text">
      <style:text-properties officeooo:rsid="0017f962"/>
    </style:style>
    <style:style style:name="T20" style:family="text">
      <style:text-properties officeooo:rsid="001a25d4"/>
    </style:style>
    <style:style style:name="T21" style:family="text">
      <style:text-properties officeooo:rsid="001a66d0"/>
    </style:style>
    <style:style style:name="T22" style:family="text">
      <style:text-properties officeooo:rsid="001e6898"/>
    </style:style>
    <style:style style:name="T23" style:family="text">
      <style:text-properties officeooo:rsid="0023f4b6"/>
    </style:style>
    <style:style style:name="T24" style:family="text">
      <style:text-properties officeooo:rsid="00269e1b"/>
    </style:style>
    <style:style style:name="T25" style:family="text">
      <style:text-properties officeooo:rsid="0029e5b6"/>
    </style:style>
    <style:style style:name="T26" style:family="text">
      <style:text-properties officeooo:rsid="002a8154"/>
    </style:style>
    <style:style style:name="T27" style:family="text">
      <style:text-properties officeooo:rsid="002ba17f"/>
    </style:style>
    <style:style style:name="T28" style:family="text">
      <style:text-properties officeooo:rsid="002e339a"/>
    </style:style>
    <style:style style:name="T29" style:family="text">
      <style:text-properties officeooo:rsid="002e3896"/>
    </style:style>
    <style:style style:name="T30" style:family="text">
      <style:text-properties officeooo:rsid="003027f2"/>
    </style:style>
    <style:style style:name="T31" style:family="text">
      <style:text-properties officeooo:rsid="00334414"/>
    </style:style>
    <style:style style:name="T32" style:family="text">
      <style:text-properties officeooo:rsid="0033ee02"/>
    </style:style>
    <style:style style:name="T33" style:family="text">
      <style:text-properties officeooo:rsid="003d506c"/>
    </style:style>
    <style:style style:name="T34" style:family="text">
      <style:text-properties officeooo:rsid="003da7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IP addr use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C"/>
        <table:table-column table:style-name="Table2.A"/>
        <table:table-row>
          <table:table-cell table:style-name="Table2.A1" office:value-type="string">
            <text:p text:style-name="P60">Container Name</text:p>
          </table:table-cell>
          <table:table-cell table:style-name="Table2.A1" office:value-type="string">
            <text:p text:style-name="P60">T1_<text:span text:style-name="T33">master</text:span></text:p>
          </table:table-cell>
          <table:table-cell table:style-name="Table2.A1" office:value-type="string">
            <text:p text:style-name="P60">T1_<text:span text:style-name="T33">slave01</text:span></text:p>
          </table:table-cell>
          <table:table-cell table:style-name="Table2.A1" office:value-type="string">
            <text:p text:style-name="P60">T1_<text:span text:style-name="T33">slave02</text:span></text:p>
          </table:table-cell>
          <table:table-cell table:style-name="Table2.A1" office:value-type="string">
            <text:p text:style-name="P60">T1_<text:span text:style-name="T33">slave03</text:span></text:p>
          </table:table-cell>
          <table:table-cell table:style-name="Table2.A1" office:value-type="string">
            <text:p text:style-name="P61">T1_slave04</text:p>
          </table:table-cell>
          <table:table-cell table:style-name="Table2.G1" office:value-type="string">
            <text:p text:style-name="P61">T1_slave05</text:p>
          </table:table-cell>
        </table:table-row>
        <table:table-row>
          <table:table-cell table:style-name="Table2.A2" office:value-type="string">
            <text:p text:style-name="P60">IP <text:s/>Addr Used</text:p>
          </table:table-cell>
          <table:table-cell table:style-name="Table2.A2" office:value-type="string">
            <text:p text:style-name="P60">172.17.0.2</text:p>
          </table:table-cell>
          <table:table-cell table:style-name="Table2.A2" office:value-type="string">
            <text:p text:style-name="P60">172.17.0.3</text:p>
          </table:table-cell>
          <table:table-cell table:style-name="Table2.A2" office:value-type="string">
            <text:p text:style-name="P60">172.17.0.4</text:p>
          </table:table-cell>
          <table:table-cell table:style-name="Table2.A2" office:value-type="string">
            <text:p text:style-name="P60">172.17.0.5</text:p>
          </table:table-cell>
          <table:table-cell table:style-name="Table2.A2" office:value-type="string">
            <text:p text:style-name="P60">172.17.0.<text:span text:style-name="T33">6</text:span></text:p>
          </table:table-cell>
          <table:table-cell table:style-name="Table2.G2" office:value-type="string">
            <text:p text:style-name="P60">172.17.0.<text:span text:style-name="T33">7</text:span></text:p>
          </table:table-cell>
        </table:table-row>
      </table:table>
      <text:p text:style-name="P54"/>
      <text:p text:style-name="P54">Shared Storage Path</text:p>
      <text:p text:style-name="P55">Source:/home/rajat/sheesh/DSD6231/Lab/Assignments/Assignment<text:span text:style-name="T34">2</text:span></text:p>
      <text:p text:style-name="P55"/>
      <text:p text:style-name="P55">Target:/T<text:span text:style-name="T34">2</text:span>_files</text:p>
      <text:p text:style-name="P5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8">Question</text:p>
          </table:table-cell>
          <table:table-cell table:style-name="Table1.A1" office:value-type="string">
            <text:p text:style-name="P59">Execution time</text:p>
          </table:table-cell>
          <table:table-cell table:style-name="Table1.C1" office:value-type="string">
            <text:p text:style-name="P59">Number of Slaves</text:p>
          </table:table-cell>
        </table:table-row>
        <table:table-row>
          <table:table-cell table:style-name="Table1.A2" office:value-type="string">
            <text:p text:style-name="P57">Q1</text:p>
          </table:table-cell>
          <table:table-cell table:style-name="Table1.A2" office:value-type="string">
            <text:p text:style-name="P56">20.54</text:p>
          </table:table-cell>
          <table:table-cell table:style-name="Table1.C2" office:value-type="string">
            <text:p text:style-name="P56">3</text:p>
          </table:table-cell>
        </table:table-row>
        <table:table-row>
          <table:table-cell table:style-name="Table1.A2" office:value-type="string">
            <text:p text:style-name="P57">Q2</text:p>
          </table:table-cell>
          <table:table-cell table:style-name="Table1.A2" office:value-type="string">
            <text:p text:style-name="P56">20.33</text:p>
          </table:table-cell>
          <table:table-cell table:style-name="Table1.C2" office:value-type="string">
            <text:p text:style-name="P56">3</text:p>
          </table:table-cell>
        </table:table-row>
        <table:table-row>
          <table:table-cell table:style-name="Table1.A2" office:value-type="string">
            <text:p text:style-name="P57">Q3</text:p>
          </table:table-cell>
          <table:table-cell table:style-name="Table1.A2" office:value-type="string">
            <text:p text:style-name="P56">24.18</text:p>
          </table:table-cell>
          <table:table-cell table:style-name="Table1.C2" office:value-type="string">
            <text:p text:style-name="P56">3</text:p>
          </table:table-cell>
        </table:table-row>
        <table:table-row>
          <table:table-cell table:style-name="Table1.A2" office:value-type="string">
            <text:p text:style-name="P57">Q4</text:p>
          </table:table-cell>
          <table:table-cell table:style-name="Table1.A2" office:value-type="string">
            <text:p text:style-name="P56">26.21</text:p>
          </table:table-cell>
          <table:table-cell table:style-name="Table1.C2" office:value-type="string">
            <text:p text:style-name="P56">3</text:p>
          </table:table-cell>
        </table:table-row>
      </table:table>
      <text:p text:style-name="P11"/>
      <text:p text:style-name="P55"/>
      <text:p text:style-name="P55"/>
      <text:p text:style-name="P11"><text:span text:style-name="T12">Master</text:span> Section</text:p>
      <text:p text:style-name="P11"/>
      <text:p text:style-name="P10">1)rajat@rajat:~$ docker run --name T2_master --mount type=bind,source=/home/rajat/sheesh/DSD6231/Lab/Assignments/Assignment2,target=/T2_files -it husseinabdallah2/mpi4py-cluster:master</text:p>
      <text:p text:style-name="P12"><text:span text:style-name="T9">docker run</text:span> command first creates a writeable container layer over the specified image</text:p>
      <text:p text:style-name="P1">--<text:span text:style-name="T1">name </text:span><text:span text:style-name="T3">Assign a name to the container (</text:span><text:span text:style-name="T1">T</text:span><text:span text:style-name="T18">2</text:span><text:span text:style-name="T1">_</text:span><text:span text:style-name="T18">master</text:span><text:span text:style-name="T3">)</text:span></text:p>
      <text:p text:style-name="P1">--<text:span text:style-name="T13">mount </text:span><text:span text:style-name="T4"><text:s/>flag allows you to mount volumes, host-directories and tmpfs mounts in a container.</text:span></text:p>
      <text:p text:style-name="P1"><text:span text:style-name="T13">source</text:span><text:span text:style-name="T4"> is the mount point location in the host file system</text:span></text:p>
      <text:p text:style-name="P12"><text:span text:style-name="T9">target</text:span> is the mount point location inside the container.<text:span text:style-name="T14">( </text:span><text:span text:style-name="T15">T</text:span><text:span text:style-name="T16">2</text:span><text:span text:style-name="T15">_files </text:span><text:span text:style-name="T17">)</text:span></text:p>
      <text:p text:style-name="P1">-it <text:span text:style-name="T2">instructs Docker to allocate a pseudo-TTY connected to the container’s stdin; creating an interactive </text:span>bash<text:span text:style-name="T2"> shell in the container</text:span></text:p>
      <text:p text:style-name="P12"/>
      <text:p text:style-name="P10">2)root@f36a2b313128:/# service ssh start</text:p>
      <text:p text:style-name="P13">Enabling the ssh service on master node.</text:p>
      <text:p text:style-name="P13"/>
      <text:p text:style-name="P2">3)root@f36a2b313128:/# ssh root@172.17.0.3</text:p>
      <text:p text:style-name="P29">The authenticity of host '172.17.0.3 (172.17.0.3)' can't be established.</text:p>
      <text:p text:style-name="P29">ECDSA key fingerprint is SHA256:Sb7YRN1066NNPdEdoQLXTA4r5IUTIC+XrRRlddjoWzs.</text:p>
      <text:p text:style-name="P29">Are you sure you want to continue connecting (yes/no/[fingerprint])? yes</text:p>
      <text:p text:style-name="P29">Warning: Permanently added '172.17.0.3' (ECDSA) to the list of known hosts.</text:p>
      <text:p text:style-name="P29">root@172.17.0.3's password: </text:p>
      <text:p text:style-name="P29"><text:soft-page-break/>Welcome to Ubuntu 20.04 LTS (GNU/Linux 5.19.0-23-generic x86_64)</text:p>
      <text:p text:style-name="P29"/>
      <text:p text:style-name="P29"><text:s/>* Documentation: <text:s/>https://help.ubuntu.com</text:p>
      <text:p text:style-name="P29"><text:s/>* Management: <text:s text:c="4"/>https://landscape.canonical.com</text:p>
      <text:p text:style-name="P29"><text:s/>* Support: <text:s text:c="7"/>https://ubuntu.com/advantage</text:p>
      <text:p text:style-name="P29"/>
      <text:p text:style-name="P29"/>
      <text:p text:style-name="P29">This system has been minimized by removing packages and content that are</text:p>
      <text:p text:style-name="P29">not required on a system that users do not log into.</text:p>
      <text:p text:style-name="P29"/>
      <text:p text:style-name="P29">To restore this content, you can run the 'unminimize' command.</text:p>
      <text:p text:style-name="P29">Last login: Mon Oct 17 17:00:04 2022 from 172.17.0.9</text:p>
      <text:p text:style-name="P29"/>
      <text:p text:style-name="P13"><text:span text:style-name="T9">Explanation</text:span>:- sshing into ip addr of <text:span text:style-name="T20">slave</text:span>1(172.17.0.3)</text:p>
      <text:p text:style-name="P13"/>
      <text:p text:style-name="P4">4)root@c54985eaa559:~# exit</text:p>
      <text:p text:style-name="P27">logout</text:p>
      <text:p text:style-name="P27">Connection to 172.17.0.3 closed.</text:p>
      <text:p text:style-name="P18"><text:span text:style-name="T10">Explanation</text:span><text:span text:style-name="T19">:- </text:span>exiting from T1_slave01</text:p>
      <text:p text:style-name="P18"/>
      <text:p text:style-name="P5">5)root@f36a2b313128:/# ssh root@172.17.0.4</text:p>
      <text:p text:style-name="P28">The authenticity of host '172.17.0.4 (172.17.0.4)' can't be established.</text:p>
      <text:p text:style-name="P28">ECDSA key fingerprint is SHA256:Sb7YRN1066NNPdEdoQLXTA4r5IUTIC+XrRRlddjoWzs.</text:p>
      <text:p text:style-name="P28">Are you sure you want to continue connecting (yes/no/[fingerprint])? yes</text:p>
      <text:p text:style-name="P28">Warning: Permanently added '172.17.0.4' (ECDSA) to the list of known hosts.</text:p>
      <text:p text:style-name="P28">root@172.17.0.4's password: </text:p>
      <text:p text:style-name="P28">Welcome to Ubuntu 20.04 LTS (GNU/Linux 5.19.0-23-generic x86_64)</text:p>
      <text:p text:style-name="P28"/>
      <text:p text:style-name="P28"><text:s/>* Documentation: <text:s/>https://help.ubuntu.com</text:p>
      <text:p text:style-name="P28"><text:s/>* Management: <text:s text:c="4"/>https://landscape.canonical.com</text:p>
      <text:p text:style-name="P28"><text:s/>* Support: <text:s text:c="7"/>https://ubuntu.com/advantage</text:p>
      <text:p text:style-name="P28"/>
      <text:p text:style-name="P28"/>
      <text:p text:style-name="P28">This system has been minimized by removing packages and content that are</text:p>
      <text:p text:style-name="P28">not required on a system that users do not log into.</text:p>
      <text:p text:style-name="P28"/>
      <text:p text:style-name="P28">To restore this content, you can run the 'unminimize' command.</text:p>
      <text:p text:style-name="P28">Last login: Mon Oct 17 17:00:04 2022 from 172.17.0.9</text:p>
      <text:p text:style-name="P3"/>
      <text:p text:style-name="P14"><text:span text:style-name="T9">Explanation</text:span>:- sshing into ip addr of <text:span text:style-name="T20">slave2</text:span>(172.17.0.<text:span text:style-name="T20">4</text:span>)</text:p>
      <text:p text:style-name="P14"/>
      <text:p text:style-name="P14"/>
      <text:p text:style-name="P3">6)root@31fc24850572:~# exit</text:p>
      <text:p text:style-name="P14">logout</text:p>
      <text:p text:style-name="P14">Connection to 172.17.0.4 closed.</text:p>
      <text:p text:style-name="P14"/>
      <text:p text:style-name="P18"><text:span text:style-name="T10">Explanation</text:span><text:span text:style-name="T19">:- </text:span>exiting from T1_slave02</text:p>
      <text:p text:style-name="P18"/>
      <text:p text:style-name="P5">7)root@f36a2b313128:/# ssh root@172.17.0.5</text:p>
      <text:p text:style-name="P26">The authenticity of host '172.17.0.5 (172.17.0.5)' can't be established.</text:p>
      <text:p text:style-name="P26">ECDSA key fingerprint is SHA256:Sb7YRN1066NNPdEdoQLXTA4r5IUTIC+XrRRlddjoWzs.</text:p>
      <text:p text:style-name="P26">Are you sure you want to continue connecting (yes/no/[fingerprint])? yes</text:p>
      <text:p text:style-name="P26">Warning: Permanently added '172.17.0.5' (ECDSA) to the list of known hosts.</text:p>
      <text:p text:style-name="P26">root@172.17.0.5's password: </text:p>
      <text:p text:style-name="P26">Welcome to Ubuntu 20.04 LTS (GNU/Linux 5.19.0-23-generic x86_64)</text:p>
      <text:p text:style-name="P26"/>
      <text:p text:style-name="P26"><text:s/>* Documentation: <text:s/>https://help.ubuntu.com</text:p>
      <text:p text:style-name="P26"><text:s/>* Management: <text:s text:c="4"/>https://landscape.canonical.com</text:p>
      <text:p text:style-name="P26"><text:s/>* Support: <text:s text:c="7"/>https://ubuntu.com/advantage</text:p>
      <text:p text:style-name="P26"/>
      <text:p text:style-name="P26"/>
      <text:p text:style-name="P26">This system has been minimized by removing packages and content that are</text:p>
      <text:p text:style-name="P26">not required on a system that users do not log into.</text:p>
      <text:p text:style-name="P26"/>
      <text:p text:style-name="P26"><text:soft-page-break/>To restore this content, you can run the 'unminimize' command.</text:p>
      <text:p text:style-name="P26">Last login: Mon Oct 17 17:00:04 2022 from 172.17.0.9</text:p>
      <text:p text:style-name="P17"/>
      <text:p text:style-name="P14"><text:span text:style-name="T9">Explanation</text:span>:- sshing into ip addr of <text:span text:style-name="T20">slave3</text:span>(172.17.0.<text:span text:style-name="T20">5</text:span>)</text:p>
      <text:p text:style-name="P14"/>
      <text:p text:style-name="P14"/>
      <text:p text:style-name="P3">8)root@117b87a8dd5b:~# exit</text:p>
      <text:p text:style-name="P30">logout</text:p>
      <text:p text:style-name="P30">Connection to 172.17.0.5 closed.</text:p>
      <text:p text:style-name="P30"><text:s/></text:p>
      <text:p text:style-name="P15"/>
      <text:p text:style-name="P19"><text:span text:style-name="T10">Explanation</text:span><text:span text:style-name="T19">:- </text:span>exiting from T1_slave0<text:span text:style-name="T21">3</text:span></text:p>
      <text:p text:style-name="P19"/>
      <text:p text:style-name="P3">9)root@f36a2b313128:/# nano ~/machinefile</text:p>
      <text:p text:style-name="P20">Editing the machinefile to have the ip addr of Master,Slave01,Slave02,Slave03 in this particular order.</text:p>
      <text:p text:style-name="P20"/>
      <text:p text:style-name="P3">10)root@f36a2b313128:/# ssh-keygen -t rsa</text:p>
      <text:p text:style-name="P21"/>
      <text:p text:style-name="P25">Generating public/private rsa key pair.</text:p>
      <text:p text:style-name="P25">Enter file in which to save the key (/root/.ssh/id_rsa): </text:p>
      <text:p text:style-name="P25">/root/.ssh/id_rsa already exists.</text:p>
      <text:p text:style-name="P25">Overwrite (y/n)? y</text:p>
      <text:p text:style-name="P25">Enter passphrase (empty for no passphrase): </text:p>
      <text:p text:style-name="P25">Enter same passphrase again: </text:p>
      <text:p text:style-name="P25">Your identification has been saved in /root/.ssh/id_rsa</text:p>
      <text:p text:style-name="P25">Your public key has been saved in /root/.ssh/id_rsa.pub</text:p>
      <text:p text:style-name="P25">The key fingerprint is:</text:p>
      <text:p text:style-name="P25">SHA256:4E9o8S1jcpxO7eSwpBlaJ8+WqD4gGUcpX4KCbVea1IE root@f36a2b313128</text:p>
      <text:p text:style-name="P25">The key's randomart image is:</text:p>
      <text:p text:style-name="P25">+---[RSA 3072]----+</text:p>
      <text:p text:style-name="P25">|.o ..+o. <text:s text:c="8"/>|</text:p>
      <text:p text:style-name="P25">|= *.Eo. <text:s text:c="9"/>|</text:p>
      <text:p text:style-name="P25">|.= +o o <text:s text:c="9"/>|</text:p>
      <text:p text:style-name="P25">|. o <text:s/>. * + <text:s text:c="6"/>|</text:p>
      <text:p text:style-name="P25">| + <text:s text:c="3"/>O S + <text:s text:c="5"/>|</text:p>
      <text:p text:style-name="P25">|o . <text:s/>+ ^ X <text:s text:c="6"/>|</text:p>
      <text:p text:style-name="P25">| . .. + O o <text:s text:c="5"/>|</text:p>
      <text:p text:style-name="P25">| <text:s text:c="3"/>.. . <text:s text:c="8"/>|</text:p>
      <text:p text:style-name="P25">| <text:s text:c="2"/>.o. <text:s text:c="10"/>|</text:p>
      <text:p text:style-name="P25">+----[SHA256]-----+</text:p>
      <text:p text:style-name="P25"/>
      <text:p text:style-name="P21"><text:span text:style-name="T11">Explanation:-</text:span><text:span text:style-name="T22"> </text:span>Generating SSH keys on Linux system using RSA algorithm.</text:p>
      <text:p text:style-name="P6"/>
      <text:p text:style-name="P6">11)root@f36a2b313128:/# ssh-copy-id -i ~/.ssh/id_rsa.pub root@172.17.0.3</text:p>
      <text:p text:style-name="P31">/usr/bin/ssh-copy-id: INFO: Source of key(s) to be installed: "/root/.ssh/id_rsa.pub"</text:p>
      <text:p text:style-name="P31">/usr/bin/ssh-copy-id: INFO: attempting to log in with the new key(s), to filter out any that are already installed</text:p>
      <text:p text:style-name="P31">/usr/bin/ssh-copy-id: INFO: 1 key(s) remain to be installed -- if you are prompted now it is to install the new keys</text:p>
      <text:p text:style-name="P31">root@172.17.0.3's password: </text:p>
      <text:p text:style-name="P31"/>
      <text:p text:style-name="P31">Number of key(s) added: 1</text:p>
      <text:p text:style-name="P31"/>
      <text:p text:style-name="P31">Now try logging into the machine, with: <text:s text:c="2"/>"ssh 'root@172.17.0.3'"</text:p>
      <text:p text:style-name="P31">and check to make sure that only the key(s) you wanted were added.</text:p>
      <text:p text:style-name="P21"/>
      <text:p text:style-name="P22"><text:span text:style-name="T11">Explanation:-</text:span><text:span text:style-name="T22"> </text:span><text:span text:style-name="T23">Copying the rsa key generated to slave01 to enable password-less login.</text:span></text:p>
      <text:p text:style-name="P22"/>
      <text:p text:style-name="P7">12)root@f36a2b313128:/# ssh-copy-id -i ~/.ssh/id_rsa.pub root@172.17.0.4</text:p>
      <text:p text:style-name="P32">/usr/bin/ssh-copy-id: INFO: Source of key(s) to be installed: "/root/.ssh/id_rsa.pub"</text:p>
      <text:p text:style-name="P32">/usr/bin/ssh-copy-id: INFO: attempting to log in with the new key(s), to filter out any that are already installed</text:p>
      <text:p text:style-name="P32"><text:soft-page-break/>/usr/bin/ssh-copy-id: INFO: 1 key(s) remain to be installed -- if you are prompted now it is to install the new keys</text:p>
      <text:p text:style-name="P32">root@172.17.0.4's password: </text:p>
      <text:p text:style-name="P32"/>
      <text:p text:style-name="P32">Number of key(s) added: 1</text:p>
      <text:p text:style-name="P32"/>
      <text:p text:style-name="P32">Now try logging into the machine, with: <text:s text:c="2"/>"ssh 'root@172.17.0.4'"</text:p>
      <text:p text:style-name="P32">and check to make sure that only the key(s) you wanted were added.</text:p>
      <text:p text:style-name="P32"/>
      <text:p text:style-name="P23"><text:span text:style-name="T11">Explanation:-</text:span><text:span text:style-name="T22"> </text:span><text:span text:style-name="T23">Copying the rsa key generated to slave0</text:span><text:span text:style-name="T28">2</text:span><text:span text:style-name="T23"> to enable password-less login.</text:span></text:p>
      <text:p text:style-name="P23"/>
      <text:p text:style-name="P8">13)root@f36a2b313128:/# ssh-copy-id -i ~/.ssh/id_rsa.pub root@172.17.0.<text:span text:style-name="T25">5</text:span></text:p>
      <text:p text:style-name="P33">/usr/bin/ssh-copy-id: INFO: Source of key(s) to be installed: "/root/.ssh/id_rsa.pub"</text:p>
      <text:p text:style-name="P33">/usr/bin/ssh-copy-id: INFO: attempting to log in with the new key(s), to filter out any that are already installed</text:p>
      <text:p text:style-name="P33">/usr/bin/ssh-copy-id: INFO: 1 key(s) remain to be installed -- if you are prompted now it is to install the new keys</text:p>
      <text:p text:style-name="P33">root@172.17.0.5's password: </text:p>
      <text:p text:style-name="P33"/>
      <text:p text:style-name="P33">Number of key(s) added: 1</text:p>
      <text:p text:style-name="P33"/>
      <text:p text:style-name="P33">Now try logging into the machine, with: <text:s text:c="2"/>"ssh 'root@172.17.0.5'"</text:p>
      <text:p text:style-name="P33">and check to make sure that only the key(s) you wanted were added.</text:p>
      <text:p text:style-name="P33"/>
      <text:p text:style-name="P23"><text:span text:style-name="T11">Explanation:-</text:span><text:span text:style-name="T22"> </text:span><text:span text:style-name="T23">Copying the rsa key generated to slave0</text:span><text:span text:style-name="T28">3</text:span><text:span text:style-name="T23"> to enable password-less login.</text:span></text:p>
      <text:p text:style-name="P23"/>
      <text:p text:style-name="P37">14)root@f36a2b313128:/# eval 'ssh-agent'</text:p>
      <text:p text:style-name="P33">SSH_AUTH_SOCK=/tmp/ssh-HdRQE5xFuE5i/agent.103; export SSH_AUTH_SOCK;</text:p>
      <text:p text:style-name="P33">SSH_AGENT_PID=104; export SSH_AGENT_PID;</text:p>
      <text:p text:style-name="P33">echo Agent pid 104;</text:p>
      <text:p text:style-name="P33"/>
      <text:p text:style-name="P35"/>
      <text:p text:style-name="P45"><text:span text:style-name="T29">This </text:span>command tells the shell to run the output of ssh-agent as shell commands; thereafter, processes run by this shell inherit the environment variables and have access to the agent.</text:p>
      <text:p text:style-name="P37"/>
      <text:p text:style-name="P37">15)root@f36a2b313128:/# cd T2_files/implementation/Q1</text:p>
      <text:p text:style-name="P47">Changing <text:span text:style-name="T26">directory to Q1.</text:span></text:p>
      <text:p text:style-name="P37"/>
      <text:p text:style-name="P37">16)root@f36a2b313128:/T2_files/implementation/Q1# mpiexec -n 4 -machinefile ~/machinefile python -m mpi4py T3.py </text:p>
      <text:p text:style-name="P41">mpiexec <text:span text:style-name="T2">Run an MPI program</text:span></text:p>
      <text:p text:style-name="P37">-n <text:span text:style-name="T2">Specify the number of processes to use</text:span></text:p>
      <text:p text:style-name="P37">-<text:span text:style-name="T31">machinefile </text:span><text:span text:style-name="T7">Machinefile to use. Equal to –hostfile.</text:span></text:p>
      <text:p text:style-name="P43">~/machinefile <text:span text:style-name="T8">Location of machinefile</text:span></text:p>
      <text:p text:style-name="P43"><text:span text:style-name="T32">-m </text:span><text:span text:style-name="T8">Merge identical output lines from all processes.</text:span></text:p>
      <text:p text:style-name="P37">-m mpi4py <text:span text:style-name="T2">to execute Python code on the command line resembles that of the Python interpreter.</text:span></text:p>
      <text:p text:style-name="P33"/>
      <text:p text:style-name="P36">Log:</text:p>
      <text:p text:style-name="P36">Worker 1 is assigned chunk info [2103956, 1] ../../Combined_Flights_2021.csv</text:p>
      <text:p text:style-name="P36">Worker slave 1 is done. Sending back to master</text:p>
      <text:p text:style-name="P36">Worker 2 is assigned chunk info [2103957, 2103957] ../../Combined_Flights_2021.csv</text:p>
      <text:p text:style-name="P36">Worker slave 2 is done. Sending back to master</text:p>
      <text:p text:style-name="P36">received from Worker slave 1</text:p>
      <text:p text:style-name="P36">received from Worker slave 2</text:p>
      <text:p text:style-name="P36">received from Worker slave 3</text:p>
      <text:p text:style-name="P36"><text:s text:c="44"/>0 <text:s text:c="4"/>1</text:p>
      <text:p text:style-name="P36">0 <text:s text:c="21"/>Southwest Airlines Co. <text:s/>2326</text:p>
      <text:p text:style-name="P36">1 <text:s text:c="21"/>American Airlines Inc. <text:s text:c="2"/>759</text:p>
      <text:p text:style-name="P36">2 <text:s text:c="26"/>Republic Airlines <text:s text:c="2"/>704</text:p>
      <text:p text:style-name="P36">3 <text:s text:c="22"/>United Air Lines Inc. <text:s text:c="2"/>633</text:p>
      <text:p text:style-name="P36">4 <text:s text:c="28"/>JetBlue Airways <text:s text:c="2"/>487</text:p>
      <text:p text:style-name="P36">5 <text:s text:c="3"/>GoJet Airlines, LLC d/b/a United Express <text:s text:c="2"/>428</text:p>
      <text:p text:style-name="P36">6 <text:s text:c="27"/>Spirit Air Lines <text:s text:c="2"/>316</text:p>
      <text:p text:style-name="P36"><text:soft-page-break/>7 <text:s text:c="22"/>SkyWest Airlines Inc. <text:s text:c="2"/>297</text:p>
      <text:p text:style-name="P36">8 <text:s text:c="23"/>Delta Air Lines Inc. <text:s text:c="2"/>295</text:p>
      <text:p text:style-name="P36">9 <text:s text:c="16"/>Air Wisconsin Airlines Corp <text:s text:c="2"/>286</text:p>
      <text:p text:style-name="P36">10 <text:s text:c="31"/>Comair Inc. <text:s text:c="2"/>202</text:p>
      <text:p text:style-name="P36">11 <text:s/>Commutair Aka Champlain Enterprises, Inc. <text:s text:c="2"/>202</text:p>
      <text:p text:style-name="P36">12 <text:s text:c="24"/>Mesa Airlines Inc. <text:s text:c="2"/>160</text:p>
      <text:p text:style-name="P36">13 <text:s text:c="33"/>Envoy Air <text:s text:c="2"/>135</text:p>
      <text:p text:style-name="P36">14 <text:s text:c="15"/>Capital Cargo International <text:s text:c="2"/>132</text:p>
      <text:p text:style-name="P36">15 <text:s text:c="22"/>Alaska Airlines Inc. <text:s text:c="2"/>127</text:p>
      <text:p text:style-name="P36">16 <text:s text:c="25"/>Endeavor Air Inc. <text:s text:c="3"/>80</text:p>
      <text:p text:style-name="P36">17 <text:s text:c="20"/>Frontier Airlines Inc. <text:s text:c="3"/>79</text:p>
      <text:p text:style-name="P36">18 <text:s text:c="29"/>Allegiant Air <text:s text:c="3"/>50</text:p>
      <text:p text:style-name="P36">19 <text:s text:c="31"/>Horizon Air <text:s text:c="3"/>42</text:p>
      <text:p text:style-name="P36">20 <text:s text:c="20"/>Hawaiian Airlines Inc. <text:s text:c="3"/>36</text:p>
      <text:p text:style-name="P36">0 <text:s text:c="3"/>Southwest Airlines Co.</text:p>
      <text:p text:style-name="P36">1 <text:s text:c="21"/>2326</text:p>
      <text:p text:style-name="P36">Name: 18, dtype: object</text:p>
      <text:p text:style-name="P36">time taken with 3 slaves (MPI execution): 20.54 second(s)</text:p>
      <text:p text:style-name="P36">Worker 3 is assigned chunk info [None, 4207914] ../../Combined_Flights_2021.csv</text:p>
      <text:p text:style-name="P36">Worker slave 3 is done. Sending back to master</text:p>
      <text:p text:style-name="P45"/>
      <text:p text:style-name="P45"/>
      <text:p text:style-name="P37">17)root@f36a2b313128:/T2_files/implementation/Q1# cd ../Q2/</text:p>
      <text:p text:style-name="P48">Changing <text:span text:style-name="T26">directory to Q2.</text:span></text:p>
      <text:p text:style-name="P38"/>
      <text:p text:style-name="P37">18)root@f36a2b313128:/T2_files/implementation/Q2# mpiexec -n 4 -machinefile ~/machinefile python -m mpi4py T3.py </text:p>
      <text:p text:style-name="P42">mpiexec <text:span text:style-name="T2">Run an MPI program</text:span></text:p>
      <text:p text:style-name="P40">-n <text:span text:style-name="T2">Specify the number of processes to use</text:span></text:p>
      <text:p text:style-name="P40">-<text:span text:style-name="T31">machinefile </text:span><text:span text:style-name="T7">Machinefile to use. Equal to –hostfile.</text:span></text:p>
      <text:p text:style-name="P44">~/machinefile <text:span text:style-name="T8">Location of machinefile</text:span></text:p>
      <text:p text:style-name="P44"><text:span text:style-name="T32">-m </text:span><text:span text:style-name="T8">Merge identical output lines from all processes.</text:span></text:p>
      <text:p text:style-name="P40">-m mpi4py <text:span text:style-name="T2">to execute Python code on the command line resembles that of the Python interpreter.</text:span></text:p>
      <text:p text:style-name="P46"/>
      <text:p text:style-name="P34"/>
      <text:p text:style-name="P36">Log:</text:p>
      <text:p text:style-name="P36">Worker 1 is assigned chunk info [2103956, 1] ../../Combined_Flights_2021.csv</text:p>
      <text:p text:style-name="P36">Worker slave 1 is done. Sending back to master</text:p>
      <text:p text:style-name="P36">Worker 2 is assigned chunk info [2103957, 2103957] ../../Combined_Flights_2021.csv</text:p>
      <text:p text:style-name="P36">Worker slave 2 is done. Sending back to master</text:p>
      <text:p text:style-name="P36">received from Worker slave 1</text:p>
      <text:p text:style-name="P36">received from Worker slave 2</text:p>
      <text:p text:style-name="P36">received from Worker slave 3</text:p>
      <text:p text:style-name="P36">263</text:p>
      <text:p text:style-name="P36">time taken with 3 slaves (MPI execution): 20.33 second(s)</text:p>
      <text:p text:style-name="P36">Worker 3 is assigned chunk info [None, 4207914] ../../Combined_Flights_2021.csv</text:p>
      <text:p text:style-name="P36">Worker slave 3 is done. Sending back to master</text:p>
      <text:p text:style-name="P40"/>
      <text:p text:style-name="P37"><text:span text:style-name="T24">19</text:span>)root@f36a2b313128:/T2_files/implementation/Q2# cd ../Q3/</text:p>
      <text:p text:style-name="P48">Changing <text:span text:style-name="T26">directory to Q3.</text:span></text:p>
      <text:p text:style-name="P38"/>
      <text:p text:style-name="P37">2<text:span text:style-name="T24">0</text:span>)root@f36a2b313128:/T2_files/implementation/Q3# mpiexec -n 4 -machinefile ~/machinefile python -m mpi4py T3.py </text:p>
      <text:p text:style-name="P42">mpiexec <text:span text:style-name="T2">Run an MPI program</text:span></text:p>
      <text:p text:style-name="P40">-n <text:span text:style-name="T2">Specify the number of processes to use</text:span></text:p>
      <text:p text:style-name="P40">-<text:span text:style-name="T31">machinefile </text:span><text:span text:style-name="T7">Machinefile to use. Equal to –hostfile.</text:span></text:p>
      <text:p text:style-name="P44">~/machinefile <text:span text:style-name="T8">Location of machinefile</text:span></text:p>
      <text:p text:style-name="P44"><text:span text:style-name="T32">-m </text:span><text:span text:style-name="T8">Merge identical output lines from all processes.</text:span></text:p>
      <text:p text:style-name="P40">-m mpi4py <text:span text:style-name="T2">to execute Python code on the command line resembles that of the Python interpreter.</text:span></text:p>
      <text:p text:style-name="P34"/>
      <text:p text:style-name="P36"><text:soft-page-break/>Log:</text:p>
      <text:p text:style-name="P36">Worker 1 is assigned chunk info [1577966, 1] ../../Combined_Flights_2021.csv</text:p>
      <text:p text:style-name="P36">Worker slave 1 is done. Sending back to master</text:p>
      <text:p text:style-name="P36">Worker 2 is assigned chunk info [1577967, 1577967] ../../Combined_Flights_2021.csv</text:p>
      <text:p text:style-name="P36">Worker slave 2 is done. Sending back to master</text:p>
      <text:p text:style-name="P36">received from Worker slave 1</text:p>
      <text:p text:style-name="P36">received from Worker slave 2</text:p>
      <text:p text:style-name="P36">received from Worker slave 3</text:p>
      <text:p text:style-name="P36">72.73409801876956</text:p>
      <text:p text:style-name="P36">time taken with 3 slaves (MPI execution): 24.18 second(s)</text:p>
      <text:p text:style-name="P36">Worker 3 is assigned chunk info [None, 3155934] ../../Combined_Flights_2021.csv</text:p>
      <text:p text:style-name="P36">Worker slave 3 is done. Sending back to master</text:p>
      <text:p text:style-name="P37"/>
      <text:p text:style-name="P37">21)root@f36a2b313128:/T2_files/implementation/Q3# cd ../Q4/</text:p>
      <text:p text:style-name="P48">Changing <text:span text:style-name="T26">directory to Q4.</text:span></text:p>
      <text:p text:style-name="P48"/>
      <text:p text:style-name="P37">22)root@f36a2b313128:/T2_files/implementation/Q4# mpiexec -n 4 -machinefile ~/machinefile python -m mpi4py T3.py </text:p>
      <text:p text:style-name="P42">mpiexec <text:span text:style-name="T2">Run an MPI program</text:span></text:p>
      <text:p text:style-name="P40">-n <text:span text:style-name="T2">Specify the number of processes to use</text:span></text:p>
      <text:p text:style-name="P40">-<text:span text:style-name="T31">machinefile </text:span><text:span text:style-name="T7">Machinefile to use. Equal to –hostfile.</text:span></text:p>
      <text:p text:style-name="P44">~/machinefile <text:span text:style-name="T8">Location of machinefile</text:span></text:p>
      <text:p text:style-name="P44"><text:span text:style-name="T32">-m </text:span><text:span text:style-name="T8">Merge identical output lines from all processes.</text:span></text:p>
      <text:p text:style-name="P40">-m mpi4py <text:span text:style-name="T2">to execute Python code on the command line resembles that of the Python interpreter.</text:span></text:p>
      <text:p text:style-name="P34"/>
      <text:p text:style-name="P36">Log:</text:p>
      <text:p text:style-name="P36">Worker 1 is assigned chunk info [2103956, 1] ../../Combined_Flights_2021.csv</text:p>
      <text:p text:style-name="P36">Worker slave 1 is done. Sending back to master</text:p>
      <text:p text:style-name="P36">Worker 2 is assigned chunk info [2103957, 2103957] ../../Combined_Flights_2021.csv</text:p>
      <text:p text:style-name="P36">Worker slave 2 is done. Sending back to master</text:p>
      <text:p text:style-name="P36">Worker 3 is assigned chunk info [None, 4207914] ../../Combined_Flights_2021.csv</text:p>
      <text:p text:style-name="P36">Worker slave 3 is done. Sending back to master</text:p>
      <text:p text:style-name="P36">received from Worker slave 1</text:p>
      <text:p text:style-name="P36">received from Worker slave 2</text:p>
      <text:p text:style-name="P36">received from Worker slave 3</text:p>
      <text:p text:style-name="P36">365</text:p>
      <text:p text:style-name="P36">time taken with 3 slaves (MPI execution): 26.21 second(s)</text:p>
      <text:p text:style-name="P37"/>
      <text:p text:style-name="P50">Slave01 Section</text:p>
      <text:p text:style-name="P37">23)rajat@rajat:~$ docker run --name T2_slave01 --mount type=bind,source=/home/rajat/sheesh/DSD6231/Lab/Assignments/Assignment2,target=/T2_files -it husseinabdallah2/mpi4py-cluster:master</text:p>
      <text:p text:style-name="P24"><text:span text:style-name="T9">docker run</text:span> command first creates a writeable container layer over the specified image</text:p>
      <text:p text:style-name="P9">--<text:span text:style-name="T1">name </text:span><text:span text:style-name="T3">Assign a name to the container (</text:span><text:span text:style-name="T1">T</text:span><text:span text:style-name="T18">2</text:span><text:span text:style-name="T1">_</text:span><text:span text:style-name="T30">slave01</text:span><text:span text:style-name="T3">)</text:span></text:p>
      <text:p text:style-name="P9">--<text:span text:style-name="T13">mount </text:span><text:span text:style-name="T4"><text:s/>flag allows you to mount volumes, host-directories and tmpfs mounts in a container.</text:span></text:p>
      <text:p text:style-name="P9"><text:span text:style-name="T13">source</text:span><text:span text:style-name="T4"> is the mount point location in the host file system</text:span></text:p>
      <text:p text:style-name="P24"><text:span text:style-name="T9">target</text:span> is the mount point location inside the container.<text:span text:style-name="T14">( </text:span><text:span text:style-name="T15">T</text:span><text:span text:style-name="T16">2</text:span><text:span text:style-name="T15">_files </text:span><text:span text:style-name="T17">)</text:span></text:p>
      <text:p text:style-name="P9">-it <text:span text:style-name="T2">instructs Docker to allocate a pseudo-TTY connected to the container’s stdin; creating an interactive </text:span>bash<text:span text:style-name="T2"> shell in the container</text:span></text:p>
      <text:p text:style-name="P24"/>
      <text:p text:style-name="P37"/>
      <text:p text:style-name="P37">24)root@c54985eaa559:/# service ssh start</text:p>
      <text:p text:style-name="P37">* Starting OpenBSD Secure Shell server sshd</text:p>
      <text:p text:style-name="P16">Enabling the ssh service on <text:span text:style-name="T30">slave</text:span> node.</text:p>
      <text:p text:style-name="P16"/>
      <text:p text:style-name="P37"><text:s/></text:p>
      <text:p text:style-name="P51"><text:soft-page-break/>Slave02 <text:span text:style-name="T27">Section</text:span></text:p>
      <text:p text:style-name="P37">25)rajat@rajat:~$ docker run --name T2_slave02 --mount type=bind,source=/home/rajat/sheesh/DSD6231/Lab/Assignments/Assignment2,target=/T2_files -it husseinabdallah2/mpi4py-cluster:master</text:p>
      <text:p text:style-name="P24"><text:span text:style-name="T9">docker run</text:span> command first creates a writeable container layer over the specified image</text:p>
      <text:p text:style-name="P9">--<text:span text:style-name="T1">name </text:span><text:span text:style-name="T3">Assign a name to the container (</text:span><text:span text:style-name="T1">T</text:span><text:span text:style-name="T18">2</text:span><text:span text:style-name="T1">_</text:span><text:span text:style-name="T30">slave02</text:span><text:span text:style-name="T3">)</text:span></text:p>
      <text:p text:style-name="P9">--<text:span text:style-name="T13">mount </text:span><text:span text:style-name="T4"><text:s/>flag allows you to mount volumes, host-directories and tmpfs mounts in a container.</text:span></text:p>
      <text:p text:style-name="P9"><text:span text:style-name="T13">source</text:span><text:span text:style-name="T4"> is the mount point location in the host file system</text:span></text:p>
      <text:p text:style-name="P24"><text:span text:style-name="T9">target</text:span> is the mount point location inside the container.<text:span text:style-name="T14">( </text:span><text:span text:style-name="T15">T</text:span><text:span text:style-name="T16">2</text:span><text:span text:style-name="T15">_files </text:span><text:span text:style-name="T17">)</text:span></text:p>
      <text:p text:style-name="P9">-it <text:span text:style-name="T2">instructs Docker to allocate a pseudo-TTY connected to the container’s stdin; creating an interactive </text:span>bash<text:span text:style-name="T2"> shell in the container</text:span></text:p>
      <text:p text:style-name="P24"/>
      <text:p text:style-name="P37"/>
      <text:p text:style-name="P37">26)root@31fc24850572:/# service ssh start</text:p>
      <text:p text:style-name="P37"><text:s/>* Starting OpenBSD Secure Shell server sshd</text:p>
      <text:p text:style-name="P39"><text:s/><text:span text:style-name="T5">Enabling the ssh service on </text:span><text:span text:style-name="T6">slave</text:span><text:span text:style-name="T5"> node.</text:span></text:p>
      <text:p text:style-name="P52"/>
      <text:p text:style-name="P51">Slave03 <text:span text:style-name="T27">Section</text:span></text:p>
      <text:p text:style-name="P37">27)rajat@rajat:~$ docker run --name T2_slave03 --mount type=bind,source=/home/rajat/sheesh/DSD6231/Lab/Assignments/Assignment2,target=/T2_files -it husseinabdallah2/mpi4py-cluster:master</text:p>
      <text:p text:style-name="P24"><text:span text:style-name="T9">docker run</text:span> command first creates a writeable container layer over the specified image</text:p>
      <text:p text:style-name="P9">--<text:span text:style-name="T1">name </text:span><text:span text:style-name="T3">Assign a name to the container (</text:span><text:span text:style-name="T1">T</text:span><text:span text:style-name="T18">2</text:span><text:span text:style-name="T1">_</text:span><text:span text:style-name="T30">slave03</text:span><text:span text:style-name="T3">)</text:span></text:p>
      <text:p text:style-name="P9">--<text:span text:style-name="T13">mount </text:span><text:span text:style-name="T4"><text:s/>flag allows you to mount volumes, host-directories and tmpfs mounts in a container.</text:span></text:p>
      <text:p text:style-name="P9"><text:span text:style-name="T13">source</text:span><text:span text:style-name="T4"> is the mount point location in the host file system</text:span></text:p>
      <text:p text:style-name="P24"><text:span text:style-name="T9">target</text:span> is the mount point location inside the container.<text:span text:style-name="T14">( </text:span><text:span text:style-name="T15">T</text:span><text:span text:style-name="T16">2</text:span><text:span text:style-name="T15">_files </text:span><text:span text:style-name="T17">)</text:span></text:p>
      <text:p text:style-name="P9">-it <text:span text:style-name="T2">instructs Docker to allocate a pseudo-TTY connected to the container’s stdin; creating an interactive </text:span>bash<text:span text:style-name="T2"> shell in the container</text:span></text:p>
      <text:p text:style-name="P24"/>
      <text:p text:style-name="P37"/>
      <text:p text:style-name="P37">28)root@117b87a8dd5b:/# service ssh start</text:p>
      <text:p text:style-name="P37"><text:s/>* Starting OpenBSD Secure Shell server sshd </text:p>
      <text:p text:style-name="P39"><text:s/><text:span text:style-name="T5">Enabling the ssh service on </text:span><text:span text:style-name="T6">slave</text:span><text:span text:style-name="T5"> node.</text:span></text:p>
      <text:p text:style-name="P49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22:10:36.307854115</meta:creation-date>
    <dc:date>2022-11-20T19:59:05.459268291</dc:date>
    <meta:editing-duration>PT12M37S</meta:editing-duration>
    <meta:editing-cycles>4</meta:editing-cycles>
    <meta:generator>LibreOffice/7.4.2.3$Linux_X86_64 LibreOffice_project/40$Build-3</meta:generator>
    <meta:document-statistic meta:table-count="2" meta:image-count="0" meta:object-count="0" meta:page-count="7" meta:paragraph-count="301" meta:word-count="1986" meta:character-count="14932" meta:non-whitespace-character-count="12535"/>
  </office:meta>
</office:document-meta>
</file>